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a7591" style:font-weight-asian="bold" style:font-weight-complex="bold"/>
    </style:style>
    <style:style style:name="P3" style:family="paragraph" style:parent-style-name="Standard">
      <style:text-properties officeooo:paragraph-rsid="001a7591"/>
    </style:style>
    <style:style style:name="P4" style:family="paragraph" style:parent-style-name="Standard">
      <style:text-properties officeooo:paragraph-rsid="001aff61"/>
    </style:style>
    <style:style style:name="P5" style:family="paragraph" style:parent-style-name="Standard">
      <style:text-properties fo:font-weight="bold" officeooo:paragraph-rsid="001a7591" style:font-weight-asian="bold" style:font-weight-complex="bold"/>
    </style:style>
    <style:style style:name="P6" style:family="paragraph" style:parent-style-name="Standard">
      <style:text-properties officeooo:paragraph-rsid="001aff61"/>
    </style:style>
    <style:style style:name="P7" style:family="paragraph" style:parent-style-name="Standard">
      <style:text-properties officeooo:paragraph-rsid="002562d5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mailto:golubenko@mccme.ru" text:style-name="Internet_20_link" text:visited-style-name="Visited_20_Internet_20_Link">golubenko@mccme.ru</text:a></text:p>
      <text:p text:style-name="P1">Габариты</text:p>
      <text:p text:style-name="Standard">56 120 55 орск 3<text:line-break/>Раковина 55 50 25</text:p>
      <text:p text:style-name="P1">31 Aug Data Major</text:p>
      <text:p text:style-name="P3">Андрей Лисов JetBrains гугли!<text:line-break/><text:a xlink:type="simple" xlink:href="http://Mltrainings.ru/" office:target-frame-name="_blank" xlink:show="new" text:style-name="Internet_20_link" text:visited-style-name="Visited_20_Internet_20_Link">Mltrainings.ru</text:a> <text:a xlink:type="simple" xlink:href="http://pydata.moscow/" office:target-frame-name="_blank" xlink:show="new" text:style-name="Internet_20_link" text:visited-style-name="Visited_20_Internet_20_Link">pydata.moscow</text:a> ml-repa<text:line-break/>#ml4sg ods_pet_projects<text:line-break/><text:line-break/><text:line-break/><text:line-break/>Влад Шах Назаров @vlsh_n<text:line-break/>KDD Cup <text:line-break/>Как распределять сетки и хим обработку помещений<text:line-break/>Humanity RL track<text:line-break/>Борьба с малярией<text:line-break/>20 сэмплов по 5 лет<text:line-break/>Discretize sample space<text:line-break/>Reduce action space<text:line-break/>Получилось чередование <text:line-break/><text:line-break/>Александр Ничипоренко ML Boot Camp 9<text:line-break/><text:line-break/>Никита Петрашенко мага сколтех<text:line-break/><text:line-break/><text:line-break/>Мфти лабы можно устраиваться <text:line-break/>Араб антмация nlp<text:line-break/><text:line-break/></text:p>
      <text:p text:style-name="P3">Переход на вегетарианство 21 сентября 2017<text:line-break/>Переход на веганство февраль 2019</text:p>
      <text:p text:style-name="P4"><text:span text:style-name="T1"/></text:p>
      <text:p text:style-name="P4"><text:span text:style-name="T1">Встреча ЭА 16 июня 2019</text:span><text:line-break/>Посещать встречи, искать сообщников, общаться<text:line-break/>Составить список вдохновляющих книг и фильмов, возвращаться к ним регулярно<text:line-break/>Не ограничивать себя в базовых потребностях, заботиться о себе<text:line-break/>Письмо себе в будущее<text:line-break/></text:p>
      <text:p text:style-name="P7"><text:a xlink:type="simple" xlink:href="http://Moezdo.ru/" office:target-frame-name="_blank" xlink:show="new" text:style-name="Internet_20_link" text:visited-style-name="Visited_20_Internet_20_Link">Moezdo.ru</text:a><text:line-break/></text:p>
      <text:p text:style-name="P7">Тергар и Кайзен <text:a xlink:type="simple" xlink:href="http://dhammasukha.ru/" office:target-frame-name="_blank" xlink:show="new" text:style-name="Internet_20_link" text:visited-style-name="Visited_20_Internet_20_Link">dhammasukha.ru</text:a><text:line-break/>Geshe Thugje email- <text:a xlink:type="simple" xlink:href="mailto:thugje27@yahoo.co.in" office:target-frame-name="_blank" xlink:show="new" text:style-name="Internet_20_link" text:visited-style-name="Visited_20_Internet_20_Link">thugje27@yahoo.co.in</text:a><text:line-break/>Феликс Лахути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3:22:45.778391445</meta:creation-date>
    <dc:date>2020-11-12T16:51:14.023009234</dc:date>
    <meta:editing-duration>PT45M5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8" meta:character-count="902" meta:non-whitespace-character-count="768"/>
  </office:meta>
</office:document-meta>
</file>